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3578"/>
    </style:style>
    <style:style style:name="T1" style:family="text">
      <style:text-properties officeooo:rsid="00003578"/>
    </style:style>
    <style:style style:name="T2" style:family="text">
      <style:text-properties officeooo:rsid="00014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ello from Etherpad test </text:span><text:span text:style-name="T2">ODT</text:span><text:span text:style-name="T1"> impor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8:23:26.903000000</meta:creation-date>
    <dc:date>2020-07-14T18:28:26.746000000</dc:date>
    <meta:editing-duration>PT5M1S</meta:editing-duration>
    <meta:editing-cycles>2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" meta:word-count="6" meta:character-count="35" meta:non-whitespace-character-count="30"/>
  </office:meta>
</office:document-meta>
</file>